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49cm" style:auto-text-indent="false"/>
    </style:style>
    <style:style style:name="P2" style:family="paragraph" style:parent-style-name="Standard">
      <style:paragraph-properties fo:margin-left="0cm" fo:margin-right="0cm" fo:text-indent="1.249cm" style:auto-text-indent="false"/>
      <style:text-properties fo:language="ru" fo:country="RU"/>
    </style:style>
    <style:style style:name="P3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Шахматы на <text:span text:style-name="T1">Pygame</text:span>. Целевая аудитория – школьники.</text:p>
      <text:p text:style-name="P1">На стартовом экране открыто окно входа/регистрации. </text:p>
      <text:p text:style-name="P2">Окно подбора игр.</text:p>
      <text:p text:style-name="P4"><text:tab/>Основное окно. На нём производится сам процесс игры.</text:p>
      <text:p text:style-name="P4"><text:tab/>Окно анализа.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лья К</meta:initial-creator>
    <meta:editing-cycles>30</meta:editing-cycles>
    <meta:creation-date>2022-10-13T18:44:00</meta:creation-date>
    <dc:date>2022-12-26T18:29:27.96</dc:date>
    <meta:editing-duration>PT34S</meta:editing-duration>
    <meta:generator>OpenOffice/4.1.13$Win32 OpenOffice.org_project/4113m1$Build-9810</meta:generator>
    <meta:document-statistic meta:table-count="0" meta:image-count="0" meta:object-count="0" meta:page-count="1" meta:paragraph-count="6" meta:word-count="26" meta:character-count="1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